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ndale Sans UI1" svg:font-family="'Andale Sans UI'"/>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WarpSans" svg:font-family="WarpSans" style:font-family-generic="system" style:font-pitch="variable"/>
  </office:font-face-decls>
  <office:automatic-styles>
    <style:style style:name="Tabelle1" style:family="table">
      <style:table-properties style:width="17cm" table:align="margins" style:may-break-between-rows="false"/>
    </style:style>
    <style:style style:name="Tabelle1.A" style:family="table-column">
      <style:table-column-properties style:column-width="2.402cm" style:rel-column-width="1362*"/>
    </style:style>
    <style:style style:name="Tabelle1.B" style:family="table-column">
      <style:table-column-properties style:column-width="1.349cm" style:rel-column-width="765*"/>
    </style:style>
    <style:style style:name="Tabelle1.C" style:family="table-column">
      <style:table-column-properties style:column-width="2.596cm" style:rel-column-width="1472*"/>
    </style:style>
    <style:style style:name="Tabelle1.D" style:family="table-column">
      <style:table-column-properties style:column-width="10.65cm" style:rel-column-width="6038*"/>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P1" style:family="paragraph" style:parent-style-name="Heading" style:master-page-name="First_20_Page">
      <style:text-properties fo:font-size="24pt" style:font-size-asian="24pt" style:font-size-complex="24pt"/>
    </style:style>
    <style:style style:name="P2" style:family="paragraph" style:parent-style-name="Text_20_body">
      <style:text-properties fo:font-size="24pt" style:font-size-asian="24pt" style:font-size-complex="24pt"/>
    </style:style>
    <style:style style:name="P3" style:family="paragraph" style:parent-style-name="Text_20_body">
      <style:paragraph-properties fo:text-align="center" style:justify-single-word="false"/>
      <style:text-properties style:font-name="Arial" fo:font-size="24pt" style:font-size-asian="24pt" style:font-size-complex="24pt"/>
    </style:style>
    <style:style style:name="P4" style:family="paragraph" style:parent-style-name="Text_20_body">
      <style:paragraph-properties fo:text-align="center" style:justify-single-word="false"/>
      <style:text-properties style:font-name="Arial" fo:font-size="20pt" style:font-size-asian="20pt" style:font-size-complex="20pt"/>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Contents_20_3">
      <style:paragraph-properties>
        <style:tab-stops>
          <style:tab-stop style:position="16.002cm" style:type="right" style:leader-style="dotted" style:leader-text="."/>
        </style:tab-stops>
      </style:paragraph-properties>
    </style:style>
    <style:style style:name="P9" style:family="paragraph" style:parent-style-name="Heading_20_1">
      <style:paragraph-properties fo:break-before="page"/>
    </style:style>
    <style:style style:name="P10" style:family="paragraph" style:parent-style-name="Table_20_Heading">
      <style:paragraph-properties fo:text-align="center" style:justify-single-word="false"/>
      <style:text-properties style:font-name="Arial"/>
    </style:style>
    <style:style style:name="P11" style:family="paragraph" style:parent-style-name="Table_20_Heading">
      <style:paragraph-properties fo:text-align="start" style:justify-single-word="false"/>
      <style:text-properties style:font-name="Arial"/>
    </style:style>
    <style:style style:name="P12" style:family="paragraph" style:parent-style-name="Table_20_Contents">
      <style:paragraph-properties fo:text-align="center" style:justify-single-word="false"/>
      <style:text-properties style:font-name="Arial"/>
    </style:style>
    <style:style style:name="P13" style:family="paragraph" style:parent-style-name="Table_20_Contents">
      <style:paragraph-properties fo:text-align="start" style:justify-single-word="false"/>
      <style:text-properties style:font-name="Arial"/>
    </style:style>
    <style:style style:name="P14" style:family="paragraph" style:parent-style-name="Table_20_Contents" style:list-style-name="L2">
      <style:paragraph-properties fo:text-align="start" style:justify-single-word="false"/>
      <style:text-properties style:font-name="Arial"/>
    </style:style>
    <style:style style:name="P15" style:family="paragraph" style:parent-style-name="Heading_20_2">
      <style:paragraph-properties fo:break-before="page"/>
    </style:style>
    <style:style style:name="P16" style:family="paragraph" style:parent-style-name="Heading_20_3">
      <style:paragraph-properties fo:break-before="page"/>
    </style:style>
    <style:style style:name="P17" style:family="paragraph" style:parent-style-name="Text_20_body" style:list-style-name="L3"/>
    <style:style style:name="P18" style:family="paragraph" style:parent-style-name="Text_20_body" style:list-style-name="L4">
      <style:paragraph-properties fo:margin-left="1.251cm" fo:margin-right="0cm" fo:text-indent="0cm" style:auto-text-indent="false"/>
    </style:style>
    <style:style style:name="P19" style:family="paragraph" style:parent-style-name="Text_20_body" style:list-style-name="L4">
      <style:paragraph-properties fo:margin-left="0cm" fo:margin-right="0cm" fo:text-indent="0cm" style:auto-text-indent="false"/>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2"/>
      <text:p text:style-name="P2"/>
      <text:p text:style-name="P3"><text:title>Workplace Shell Interface Layer</text:title></text:p>
      <text:p text:style-name="P3"/>
      <text:p text:style-name="P4"><text:subject>Design of the Voyager Project</text:subject></text:p>
      <text:p text:style-name="P4"><text:user-defined text:name="Info 1">netlabs.org</text:user-defined></text:p>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5">Inhaltsverzeichnis</text:p>
          </text:index-title>
          <text:p text:style-name="P6">0. Revision History<text:tab/>3</text:p>
          <text:p text:style-name="P6">1. Objective of document<text:tab/>3</text:p>
          <text:p text:style-name="P6">2. The Shell Layer<text:tab/>4</text:p>
          <text:p text:style-name="P7">2.1 Shell Layer Components<text:tab/>4</text:p>
          <text:p text:style-name="P8">Shell<text:tab/>4</text:p>
          <text:p text:style-name="P8">Input Device Handler<text:tab/>4</text:p>
          <text:p text:style-name="P8">Item<text:tab/>4</text:p>
          <text:p text:style-name="P8">Container<text:tab/>4</text:p>
          <text:p text:style-name="P8">Actionlist<text:tab/>4</text:p>
          <text:p text:style-name="P8">Settingslist<text:tab/>4</text:p>
          <text:p text:style-name="P8">Frame<text:tab/>4</text:p>
          <text:p text:style-name="P6">3. The Workplace Layer<text:tab/>5</text:p>
          <text:p text:style-name="P6">4. The Interface Layer<text:tab/>5</text:p>
          <text:p text:style-name="P6">5. Interface Layer Operations<text:tab/>6</text:p>
          <text:p text:style-name="P7">5.1 Connection Operation<text:tab/>6</text:p>
          <text:p text:style-name="P8">Connection Request<text:tab/>6</text:p>
          <text:p text:style-name="P7">5.2 Shell to Workplace operations<text:tab/>7</text:p>
          <text:p text:style-name="P8">Registration Request<text:tab/>7</text:p>
          <text:p text:style-name="P8">Deregistration Request<text:tab/>7</text:p>
          <text:p text:style-name="P8">Representation Query<text:tab/>8</text:p>
          <text:p text:style-name="P7">Content Query<text:tab/>8</text:p>
          <text:p text:style-name="P8">Actionlist Query<text:tab/>9</text:p>
          <text:p text:style-name="P8">Action Request<text:tab/>9</text:p>
          <text:p text:style-name="P8">Properties Type Query<text:tab/>9</text:p>
          <text:p text:style-name="P8">Properties Query<text:tab/>9</text:p>
          <text:p text:style-name="P8">Properties Set<text:tab/>10</text:p>
          <text:p text:style-name="P7">5.3 Workplace to Shell operations<text:tab/>10</text:p>
          <text:p text:style-name="P8">Update Notification<text:tab/>10</text:p>
        </text:index-body>
      </text:table-of-content>
      <text:p text:style-name="Standard"/>
      <text:p text:style-name="Standard"/>
      <text:h text:style-name="Heading_20_1" text:outline-level="1"/>
      <text:h text:style-name="P9" text:outline-level="1">0. Revision History</text:h>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10">Version</text:p>
          </table:table-cell>
          <table:table-cell table:style-name="Tabelle1.A1" office:value-type="string">
            <text:p text:style-name="P10">Who</text:p>
          </table:table-cell>
          <table:table-cell table:style-name="Tabelle1.A1" office:value-type="string">
            <text:p text:style-name="P10">When</text:p>
          </table:table-cell>
          <table:table-cell table:style-name="Tabelle1.D1" office:value-type="string">
            <text:p text:style-name="P11">What</text:p>
          </table:table-cell>
        </table:table-row>
        <table:table-row>
          <table:table-cell table:style-name="Tabelle1.A2" office:value-type="string">
            <text:p text:style-name="P12">V1.0</text:p>
          </table:table-cell>
          <table:table-cell table:style-name="Tabelle1.A2" office:value-type="string">
            <text:p text:style-name="P12">CLA</text:p>
          </table:table-cell>
          <table:table-cell table:style-name="Tabelle1.A2" office:value-type="string">
            <text:p text:style-name="P12">10.11.2007</text:p>
          </table:table-cell>
          <table:table-cell table:style-name="Tabelle1.D2" office:value-type="string">
            <text:p text:style-name="P13">Initial Setup</text:p>
          </table:table-cell>
        </table:table-row>
        <table:table-row>
          <table:table-cell table:style-name="Tabelle1.A2" office:value-type="string">
            <text:p text:style-name="P12">V1.1</text:p>
          </table:table-cell>
          <table:table-cell table:style-name="Tabelle1.A2" office:value-type="string">
            <text:p text:style-name="P12">CLA</text:p>
          </table:table-cell>
          <table:table-cell table:style-name="Tabelle1.A2" office:value-type="string">
            <text:p text:style-name="P12">11.11.2007</text:p>
          </table:table-cell>
          <table:table-cell table:style-name="Tabelle1.D2" office:value-type="string">
            <text:p text:style-name="P13">Additions: </text:p>
            <text:list text:style-name="L2">
              <text:list-item>
                <text:p text:style-name="P14">View Registrations</text:p>
              </text:list-item>
              <text:list-item>
                <text:p text:style-name="P14">Properties Type Query</text:p>
              </text:list-item>
              <text:list-item>
                <text:p text:style-name="P14">Connection Operations</text:p>
              </text:list-item>
              <text:list-item>
                <text:p text:style-name="P14">Interface Layer Workflows</text:p>
              </text:list-item>
            </text:list>
          </table:table-cell>
        </table:table-row>
      </table:table>
      <text:p text:style-name="Standard"/>
      <text:h text:style-name="Heading_20_1" text:outline-level="1">1. Objective of document</text:h>
      <text:p text:style-name="Text_20_body">This document describes the Interface Layer between the objects of the Workplace API and the view objects of the Shell Layer of Voyager.</text:p>
      <text:h text:style-name="Heading_20_2" text:outline-level="2"/>
      <text:h text:style-name="P9" text:outline-level="1">2. The Shell Layer</text:h>
      <text:h text:style-name="Heading_20_2" text:outline-level="2">2.1 Shell Layer Components</text:h>
      <text:h text:style-name="Heading_20_3" text:outline-level="3">Shell</text:h>
      <text:p text:style-name="Text_20_body">The Shell is the visual representation of <text:s/>its components (objects), being displayed on the output device. It supports the input devices and allows user interaction with the components of the Shell.</text:p>
      <text:p text:style-name="Text_20_body">The implementation of <text:s/>the shell and its components determine how hey are displayed. The basic view of the Shell may be the view of a container, spanning the complete output device without a surrounding frame.</text:p>
      <text:h text:style-name="Heading_20_3" text:outline-level="3">Input Device Handler</text:h>
      <text:p text:style-name="Text_20_body">An input device handler provides the interface between a given input device and the Shell.</text:p>
      <text:h text:style-name="Heading_20_3" text:outline-level="3">Item</text:h>
      <text:p text:style-name="Text_20_body">An item represents an object of the Workplace Layer. It offers <text:s/>access to the Actionlist and Settingslist of the object..</text:p>
      <text:h text:style-name="Heading_20_3" text:outline-level="3">Container</text:h>
      <text:p text:style-name="Text_20_body">A container represents the container view of an <text:s/>item that implements container functionality, and therefore displays a view containing items. It offers <text:s/>access to the Actionlist and Settingslist of the item implementing the container functionality.</text:p>
      <text:h text:style-name="Heading_20_3" text:outline-level="3">Actionlist</text:h>
      <text:p text:style-name="Text_20_body">An actionlist implements the visual representation of the actions supported by the Workplace object represented by an item and allows selection of them. When an action is selected, a request for execution is sent to the Workplace object.</text:p>
      <text:h text:style-name="Heading_20_3" text:outline-level="3">Settingslist</text:h>
      <text:p text:style-name="Text_20_body">A settingslist implements a visual representation of the settings of <text:s/>the Workplace object represented by an item and allows modification of them. When a setting is modified, a request for update of the setting is sent to the Workplace object.</text:p>
      <text:h text:style-name="Heading_20_3" text:outline-level="3">Frame</text:h>
      <text:p text:style-name="Text_20_body">A frame <text:s/>surrounds/contains a Container, Actionlist or Settingslist within a graphical Shell implementation. It implements frame controls, where required.</text:p>
      <text:p text:style-name="Text_20_body"/>
      <text:h text:style-name="P9" text:outline-level="1">3. The Workplace Layer</text:h>
      <text:p text:style-name="Text_20_body">The Workplace Layer consists of Workplace object classes being represented by the Shell components. The Workplace classes interface all other parts of the Voyager API, so there is no direct interaction between Shell components and other Voyager classes than the Worplace classes.</text:p>
      <text:h text:style-name="Heading_20_1" text:outline-level="1">4. The Interface Layer</text:h>
      <text:p text:style-name="Text_20_body">The interface layer provides a framework for interaction between the Workplace objects and the Shell components/objects. This framework implements the transport of requests and results between these two layers, which may cross system boundaries.</text:p>
      <text:p text:style-name="Text_20_body">Open views (like item, container, in-use) must be registered at the workplace object being represented by it. This is required in order to support several views on a given object on several (remote) systems.</text:p>
      <text:h text:style-name="P9" text:outline-level="1">5. Interface Layer Operations</text:h>
      <text:h text:style-name="Heading_20_2" text:outline-level="2">5.1 Connection Operations</text:h>
      <text:h text:style-name="Heading_20_3" text:outline-level="3">Connection Request</text:h>
      <text:p text:style-name="Text_20_body">Sender: Shell</text:p>
      <text:p text:style-name="Text_20_body">Receiver: Desktop folder object of a Workplace</text:p>
      <text:p text:style-name="Text_20_body">Parameters: address of Worklace target machine</text:p>
      <text:p text:style-name="Text_20_body">Returned Result: connection information</text:p>
      <text:h text:style-name="Heading_20_3" text:outline-level="3">Termination Request</text:h>
      <text:p text:style-name="Text_20_body">Sender: Shell</text:p>
      <text:p text:style-name="Text_20_body">Receiver: Desktop folder object of a Workplace</text:p>
      <text:p text:style-name="Text_20_body">Parameters: none</text:p>
      <text:p text:style-name="Text_20_body">Returned Result: Acknowledge</text:p>
      <text:h text:style-name="Heading_20_1" text:outline-level="1"/>
      <text:h text:style-name="Heading_20_3" text:outline-level="3"/>
      <text:h text:style-name="P15" text:outline-level="2">5.2 Shell to Workplace operations</text:h>
      <text:h text:style-name="Heading_20_3" text:outline-level="3">Registration Request</text:h>
      <text:p text:style-name="Text_20_body">Sender: Container or Item</text:p>
      <text:p text:style-name="Text_20_body">Receiver: Workplace object represented by sender</text:p>
      <text:p text:style-name="Text_20_body">Parameters: view handle</text:p>
      <text:p text:style-name="Text_20_body">Returned Result: Acknowledge for registration</text:p>
      <text:h text:style-name="Heading_20_3" text:outline-level="3">Deregistration Request</text:h>
      <text:p text:style-name="Text_20_body">Sender: Container or Item</text:p>
      <text:p text:style-name="Text_20_body">Receiver: Workplace object represented by sender</text:p>
      <text:p text:style-name="Text_20_body">Parameters: view handle</text:p>
      <text:p text:style-name="Text_20_body">Returned Result: Acknowledge for deregistration</text:p>
      <text:h text:style-name="Heading_20_3" text:outline-level="3"/>
      <text:h text:style-name="P16" text:outline-level="3">Representation Query</text:h>
      <text:p text:style-name="Text_20_body">Sender: Container or Item</text:p>
      <text:p text:style-name="Text_20_body">Receiver: Workplace object represented by sender</text:p>
      <text:p text:style-name="Text_20_body">Parameters: -none- or (list of) specific setting(s)</text:p>
      <text:p text:style-name="Text_20_body">Returned Result: representation settings of the Workplace object and their values</text:p>
      <text:list text:style-name="L3">
        <text:list-item>
          <text:p text:style-name="P17">Example for Container</text:p>
        </text:list-item>
      </text:list>
      <text:list text:style-name="L4">
        <text:list-item>
          <text:p text:style-name="P18">Object Handle</text:p>
        </text:list-item>
        <text:list-item>
          <text:p text:style-name="P18">Object ID</text:p>
        </text:list-item>
        <text:list-item>
          <text:p text:style-name="P18">Title</text:p>
        </text:list-item>
        <text:list-item>
          <text:p text:style-name="P18">Size/Fullscreen</text:p>
        </text:list-item>
        <text:list-item>
          <text:p text:style-name="P18">Hidden/Visible</text:p>
        </text:list-item>
        <text:list-item>
          <text:p text:style-name="P18">Bitmap</text:p>
        </text:list-item>
        <text:list-item>
          <text:p text:style-name="P18">ForegroundColor/BackgroundColor</text:p>
        </text:list-item>
        <text:list-item>
          <text:p text:style-name="P18">Font</text:p>
        </text:list-item>
        <text:list-item>
          <text:p text:style-name="P18">ItemViewType</text:p>
        </text:list-item>
        <text:list-item>
          <text:p text:style-name="P19">Example for Item</text:p>
        </text:list-item>
        <text:list-item>
          <text:p text:style-name="P18">Object Handle</text:p>
        </text:list-item>
        <text:list-item>
          <text:p text:style-name="P18">Object ID</text:p>
        </text:list-item>
        <text:list-item>
          <text:p text:style-name="P18">Title</text:p>
        </text:list-item>
        <text:list-item>
          <text:p text:style-name="P18">Font</text:p>
        </text:list-item>
      </text:list>
      <text:h text:style-name="Heading_20_2" text:outline-level="2">Content Query</text:h>
      <text:p text:style-name="Text_20_body">Sender: Container</text:p>
      <text:p text:style-name="Text_20_body">Receiver: any Workplace object implementing a container view</text:p>
      <text:p text:style-name="Text_20_body">Parameters: -none- or filter</text:p>
      <text:p text:style-name="Text_20_body">Returned Result: list of contained items as handles or object IDs</text:p>
      <text:h text:style-name="Heading_20_3" text:outline-level="3"/>
      <text:h text:style-name="P16" text:outline-level="3">Actionlist Query</text:h>
      <text:p text:style-name="Text_20_body">Sender: Item or Container</text:p>
      <text:p text:style-name="Text_20_body">Receiver: Workplace object represented by sender</text:p>
      <text:p text:style-name="Text_20_body">Parameters: -none-</text:p>
      <text:p text:style-name="Text_20_body">Returned Result: list of <text:s/>action IDs supported by Workplace object with action attributes (selected/enabled)</text:p>
      <text:h text:style-name="Heading_20_3" text:outline-level="3">Action Request</text:h>
      <text:p text:style-name="Text_20_body">Sender: Item or Container</text:p>
      <text:p text:style-name="Text_20_body">Parameters: ID of action</text:p>
      <text:p text:style-name="Text_20_body">Receiver: Workplace object represented by sender</text:p>
      <text:p text:style-name="Text_20_body">Returned Result: Acknowledge for action invocation</text:p>
      <text:h text:style-name="Heading_20_3" text:outline-level="3">Properties Type Query</text:h>
      <text:p text:style-name="Text_20_body">Sender: Item or Container</text:p>
      <text:p text:style-name="Text_20_body">Receiver: Workplace object represented by sender</text:p>
      <text:p text:style-name="Text_20_body">Parameters: -none- or (list of) specific setting(s)</text:p>
      <text:p text:style-name="Text_20_body">Returned Result: type and range information for settings supported by receiver</text:p>
      <text:h text:style-name="Heading_20_3" text:outline-level="3">Properties Query</text:h>
      <text:p text:style-name="Text_20_body">Sender: Item or Container</text:p>
      <text:p text:style-name="Text_20_body">Receiver: Workplace object represented by sender</text:p>
      <text:p text:style-name="Text_20_body">Parameters: -none- or (list of) specific setting(s)</text:p>
      <text:p text:style-name="Text_20_body">Returned Result: settings of the Workplace object and their values</text:p>
      <text:h text:style-name="Heading_20_3" text:outline-level="3"/>
      <text:h text:style-name="P16" text:outline-level="3">Properties Set</text:h>
      <text:p text:style-name="Text_20_body">Sender: Item or Container</text:p>
      <text:p text:style-name="Text_20_body">Receiver: Workplace object represented by sender</text:p>
      <text:p text:style-name="Text_20_body">Parameters: (list of) setting(s) and new value(s)</text:p>
      <text:p text:style-name="Text_20_body">Returned Result: Acknowledge for settings modification (required ?)</text:p>
      <text:h text:style-name="Heading_20_2" text:outline-level="2">5.3 Workplace to Shell operations</text:h>
      <text:h text:style-name="Heading_20_3" text:outline-level="3">Update Notification</text:h>
      <text:p text:style-name="Text_20_body">Sender: Workplace object</text:p>
      <text:p text:style-name="Text_20_body">Receiver:Container or Item representing the sender</text:p>
      <text:p text:style-name="Text_20_body">Parameters: -none- or (list of) specific (representation) setting(s)</text:p>
      <text:p text:style-name="Text_20_body">Returned Result: Acknowledge for update request (not for update!)</text:p>
      <text:p text:style-name="Text_20_body"/>
      <text:h text:style-name="Heading_20_1" text:outline-level="1">6. Interface Layer Workflows</text:h>
      <text:p text:style-name="Text_20_body">To be edi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ndale Sans UI1" svg:font-family="'Andale Sans UI'"/>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WarpSans" svg:font-family="Warp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WarpSans" style:font-size-asian="12pt" style:language-asian="de" style:country-asian="DE" style:font-name-complex="Andale Sans UI"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Andale Sans UI" style:font-size-complex="14pt"/>
    </style:style>
    <style:style style:name="Heading_20_1" style:display-name="Heading 1" style:family="paragraph" style:parent-style-name="Heading" style:next-style-name="Text_20_body" style:class="text" style:default-outline-level="1">
      <style:paragraph-properties text:number-lines="true" text:line-number="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Andale Sans UI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rial1" fo:font-weight="350"/>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rial1" fo:font-weight="350"/>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1" fo:font-weight="350"/>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1" fo:font-weight="35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dale Sans UI1" style:font-size-complex="12pt" style:font-style-complex="italic"/>
    </style:style>
    <style:style style:name="Index" style:family="paragraph" style:parent-style-name="Standard" style:class="index">
      <style:paragraph-properties text:number-lines="false" text:line-number="0"/>
      <style:text-properties style:font-name-complex="Andale Sans UI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style:tab-stops>
          <style:tab-stop style:position="16.999cm" style:type="right"/>
          <style:tab-stop style:position="17.06cm" style:type="right"/>
        </style:tab-stops>
      </style:paragraph-properties>
    </style:style>
    <style:style style:name="P2" style:family="paragraph" style:parent-style-name="Footer">
      <style:paragraph-properties>
        <style:tab-stops>
          <style:tab-stop style:position="8.814cm" style:type="center"/>
          <style:tab-stop style:position="16.933cm" style:type="right"/>
          <style:tab-stop style:position="16.999cm" style:type="right"/>
        </style:tab-stops>
      </style:paragraph-properties>
    </style:style>
    <style:style style:name="T1" style:family="text">
      <style:text-properties style:font-name="Arial1" style:font-name-asian="Arial1" style:font-name-complex="Arial1"/>
    </style:style>
    <style:page-layout style:name="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number:time-style style:name="N41">
      <number:hours number:style="long"/>
      <number:text>:</number:text>
      <number:minutes number:style="long"/>
      <number:text>:</number:text>
      <number:seconds number:style="long"/>
    </number:time-style>
  </office:automatic-styles>
  <office:master-styles>
    <style:master-page style:name="Standard" style:page-layout-name="pm1">
      <style:header>
        <text:p text:style-name="P1"><text:title>Workplace Shell Interface Layer</text:title><text:tab/><text:subject>Design of the Voyager Project</text:subject> <text:span text:style-name="T1">∙</text:span> <text:user-defined text:name="Info 1">netlabs.org</text:user-defined></text:p>
      </style:header>
      <style:footer>
        <text:p text:style-name="P2">C.Langanke for netlabs.org<text:tab/><text:date style:data-style-name="N36" text:date-value="2007-11-10T22:00:15.07" text:fixed="true">10.11.2007</text:date> <text:span text:style-name="T1">∙</text:span> <text:time style:data-style-name="N41" text:time-value="2007-11-11T16:36:40.34">16:36:40</text:time><text:tab/> <text:page-number text:select-page="current">10</text:page-number>/<text:page-count>10</text:page-count></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OS/2 OpenOffice.org_project/680m5$Build-9073</meta:generator>
    <dc:title>Workplace Shell Interface Layer</dc:title>
    <dc:subject>Design of the Voyager Project</dc:subject>
    <meta:initial-creator>Christian Langanke</meta:initial-creator>
    <meta:creation-date>2007-11-10T21:39:34</meta:creation-date>
    <dc:creator>Christian Langanke</dc:creator>
    <dc:date>2007-11-11T16:36:40</dc:date>
    <meta:keyword>Voyager API Workplace Shell Interface Layer</meta:keyword>
    <dc:language>de-DE</dc:language>
    <meta:editing-cycles>211</meta:editing-cycles>
    <meta:editing-duration>PT3H11M41S</meta:editing-duration>
    <meta:user-defined meta:name="Info 1">netlabs.org</meta:user-defined>
    <meta:user-defined meta:name="Info 2"/>
    <meta:user-defined meta:name="Info 3"/>
    <meta:user-defined meta:name="Info 4"/>
    <meta:document-statistic meta:table-count="1" meta:image-count="0" meta:object-count="0" meta:page-count="10" meta:paragraph-count="156" meta:word-count="884" meta:character-count="5946"/>
  </office:meta>
</office:document-meta>
</file>